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d3210" officeooo:paragraph-rsid="000d3210"/>
    </style:style>
    <style:style style:name="P3" style:family="paragraph" style:parent-style-name="Standard">
      <style:paragraph-properties fo:text-align="center" style:justify-single-word="false"/>
      <style:text-properties officeooo:rsid="000d3210" officeooo:paragraph-rsid="000d3210"/>
    </style:style>
    <style:style style:name="P4" style:family="paragraph" style:parent-style-name="Standard">
      <style:text-properties fo:font-style="italic" officeooo:rsid="000d3210" officeooo:paragraph-rsid="000d3210" style:font-style-asian="italic" style:font-style-complex="italic"/>
    </style:style>
    <style:style style:name="P5" style:family="paragraph" style:parent-style-name="Standard">
      <style:text-properties officeooo:rsid="000dd40d" officeooo:paragraph-rsid="000dd40d"/>
    </style:style>
    <style:style style:name="P6" style:family="paragraph" style:parent-style-name="Standard">
      <style:text-properties officeooo:rsid="000dd40d" officeooo:paragraph-rsid="000f151d"/>
    </style:style>
    <style:style style:name="P7" style:family="paragraph" style:parent-style-name="Standard">
      <style:text-properties officeooo:rsid="000dd40d" officeooo:paragraph-rsid="00140062"/>
    </style:style>
    <style:style style:name="P8" style:family="paragraph" style:parent-style-name="Standard">
      <style:text-properties officeooo:rsid="000f138c" officeooo:paragraph-rsid="000f138c"/>
    </style:style>
    <style:style style:name="P9" style:family="paragraph" style:parent-style-name="Standard">
      <style:text-properties officeooo:rsid="000f138c" officeooo:paragraph-rsid="000f151d"/>
    </style:style>
    <style:style style:name="P10" style:family="paragraph" style:parent-style-name="Standard">
      <style:text-properties officeooo:rsid="000f138c" officeooo:paragraph-rsid="00140062"/>
    </style:style>
    <style:style style:name="P11" style:family="paragraph" style:parent-style-name="Standard">
      <style:text-properties officeooo:rsid="000f151d" officeooo:paragraph-rsid="000f151d"/>
    </style:style>
    <style:style style:name="P12" style:family="paragraph" style:parent-style-name="Standard">
      <style:text-properties officeooo:rsid="000f151d" officeooo:paragraph-rsid="00140062"/>
    </style:style>
    <style:style style:name="P13" style:family="paragraph" style:parent-style-name="Standard">
      <style:text-properties officeooo:rsid="00105551" officeooo:paragraph-rsid="00105551"/>
    </style:style>
    <style:style style:name="P14" style:family="paragraph" style:parent-style-name="Standard">
      <style:text-properties officeooo:rsid="00105551" officeooo:paragraph-rsid="0012f3b5"/>
    </style:style>
    <style:style style:name="P15" style:family="paragraph" style:parent-style-name="Standard">
      <style:text-properties officeooo:rsid="0011e048" officeooo:paragraph-rsid="0011e048"/>
    </style:style>
    <style:style style:name="P16" style:family="paragraph" style:parent-style-name="Standard">
      <style:text-properties officeooo:rsid="0012f3b5" officeooo:paragraph-rsid="0012f3b5"/>
    </style:style>
    <style:style style:name="P17" style:family="paragraph" style:parent-style-name="Title">
      <style:text-properties fo:font-size="26pt" style:font-size-asian="26pt" style:font-size-complex="26pt"/>
    </style:style>
    <style:style style:name="T1" style:family="text">
      <style:text-properties officeooo:rsid="000dd40d"/>
    </style:style>
    <style:style style:name="T2" style:family="text">
      <style:text-properties officeooo:rsid="000f138c"/>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style:text-position="super 58%" officeooo:rsid="000f138c"/>
    </style:style>
    <style:style style:name="T6" style:family="text">
      <style:text-properties officeooo:rsid="000f151d"/>
    </style:style>
    <style:style style:name="T7" style:family="text">
      <style:text-properties officeooo:rsid="00105551"/>
    </style:style>
    <style:style style:name="T8" style:family="text">
      <style:text-properties officeooo:rsid="0011e048"/>
    </style:style>
    <style:style style:name="T9" style:family="text">
      <style:text-properties officeooo:rsid="0012f3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Path Semantical </text:span>Contravariant Quality</text:p>
      <text:p text:style-name="P3">by Sven Nilsen, 2022</text:p>
      <text:p text:style-name="P2"/>
      <text:p text:style-name="P4">In this paper I introduce a relation that represents <text:span text:style-name="T2">path semantical </text:span>contravariant quality, <text:span text:style-name="T1">a binary operator based on path semantical quality that is Seshatic biased in </text:span><text:span text:style-name="T2">the </text:span><text:span text:style-name="T1">left argument and Platonic biased </text:span><text:span text:style-name="T2">in the </text:span><text:span text:style-name="T1">right argument. This relation is the foundation for Joker Calculus.</text:span></text:p>
      <text:p text:style-name="P2"/>
      <text:p text:style-name="P5"><text:span text:style-name="T2">Path Semantical </text:span>Contravariant Quality is defined as following:</text:p>
      <text:p text:style-name="P5"/>
      <text:p text:style-name="P5"><text:tab/>a ¬~~ b<text:tab/><text:span text:style-name="T2">pscq(a, b)</text:span><text:tab/>&lt;=&gt;<text:tab/><text:tab/>(<text:span text:style-name="T2">a == b) ⋀ ¬~a ⋀ ~b</text:span></text:p>
      <text:p text:style-name="P5"/>
      <text:p text:style-name="P8">Here, unary `~` means `qubit`<text:span text:style-name="T4"><text:reference-ref text:reference-format="text" text:ref-name="path semantical qubit">[1]</text:reference-ref></text:span>.</text:p>
      <text:p text:style-name="P10"/>
      <text:p text:style-name="P12">The corresponding reverse operator is Reverse Contravariant Quality:</text:p>
      <text:p text:style-name="P12"/>
      <text:p text:style-name="P7"><text:tab/>a ~~¬ b<text:tab/><text:span text:style-name="T2">ps</text:span><text:span text:style-name="T6">r</text:span><text:span text:style-name="T2">cq(a, b)</text:span><text:tab/>&lt;=&gt;<text:tab/><text:tab/>(<text:span text:style-name="T2">a == b) ⋀ ~a ⋀ ¬~b</text:span></text:p>
      <text:p text:style-name="P7"/>
      <text:p text:style-name="P8">Contravariant Quality is a kind of “diagonal” between path semantical quality<text:span text:style-name="T4"><text:reference-ref text:reference-format="text" text:ref-name="path semantical quality">[2]</text:reference-ref></text:span> and aquality<text:span text:style-name="T4"><text:reference-ref text:reference-format="text" text:ref-name="path semantical aquality">[3]</text:reference-ref></text:span>.<text:line-break/><text:span text:style-name="T6">Like quality and aquality, Contravariant Quality implies equality.</text:span></text:p>
      <text:p text:style-name="P8"/>
      <text:p text:style-name="P11">In the paper “Joker Calculus”<text:span text:style-name="T4"><text:reference-ref text:reference-format="text" text:ref-name="joker calculus">[4]</text:reference-ref></text:span>, the grammar and normalization rules for Open and Closed variants of Joker Calculus were described. <text:span text:style-name="T7">A</text:span>t the time <text:span text:style-name="T7">of writing the paper,</text:span> <text:span text:style-name="T7">the authors did not know the precise relation between path semantical quality and Joker Calculus. It is now understood that the foundation of Joker Calculus is given by Contravarient Quality.</text:span></text:p>
      <text:p text:style-name="P11"/>
      <text:p text:style-name="P13">Contravarient Quality is the foundation of Joker Calculus because it models how two terms can be “equal” in a propositional sense while being biased toward two different perspectives respectively. For any two propositions `a` and `b`, one can use Joker Calculus to talk about new combinations of perspectives when `<text:span text:style-name="T1">a ¬~~ b</text:span>` holds.</text:p>
      <text:p text:style-name="P13"/>
      <text:p text:style-name="P13">In the left argument, one has Seshatism<text:span text:style-name="T4"><text:reference-ref text:reference-format="text" text:ref-name="seshatism">[5]</text:reference-ref></text:span> <text:span text:style-name="T8">(</text:span>or Seshatic bias<text:span text:style-name="T8">)</text:span>:</text:p>
      <text:p text:style-name="P13"/>
      <text:p text:style-name="P13"><text:tab/> <text:span text:style-name="T1">a ¬~~ b<text:tab/></text:span>=&gt;<text:tab/><text:span text:style-name="T2">¬</text:span>(a ~~ a)</text:p>
      <text:p text:style-name="P13"/>
      <text:p text:style-name="P13">In the right argument, one has Platonism<text:span text:style-name="T4"><text:reference-ref text:reference-format="text" text:ref-name="platonism">[6]</text:reference-ref></text:span> <text:span text:style-name="T8">(</text:span>or Platonic bias<text:span text:style-name="T8">)</text:span>:</text:p>
      <text:p text:style-name="P13"/>
      <text:p text:style-name="P13"><text:tab/><text:span text:style-name="T1">a ¬~~ b<text:tab/></text:span>=&gt;<text:tab/>b ~~ b</text:p>
      <text:p text:style-name="P9"/>
      <text:p text:style-name="P14"><text:span text:style-name="T9">O</text:span>ne can express Seshatism vs Platonism in Joker Calculus as following:</text:p>
      <text:p text:style-name="P14"/>
      <text:p text:style-name="P14"><text:tab/>Seshatism <text:span text:style-name="T1">¬~~ </text:span>Platonism</text:p>
      <text:p text:style-name="P16"/>
      <text:p text:style-name="P16">From the <text:span text:style-name="T2">aquality</text:span><text:span text:style-name="T5"><text:reference-ref text:reference-format="text" text:ref-name="path semantical aquality">[3]</text:reference-ref></text:span> paper it is known that the asymmetry between Seshatism and Platonism appears by introducing the core axiom of path semantics. However, the paper also argues that by introducing an “acore axiom” (a version of the core axiom where quality is swapped with aquality) one can restore the symmetry. Therefore, even Seshatism vs Platonism generate very different perspectives, there are ways of treated them as being completely symmetric. This explains why the rules of Joker Calculus are symmetric for Seshatism vs Platonism.</text:p>
      <text:h text:style-name="P1" text:outline-level="3">References:</text:h>
      <text:p text:style-name="P8"/>
      <text:p text:style-name="P8"><text:reference-mark-start text:name="path semantical qubit"/>[1]<text:reference-mark-end text:name="path semantical qubit"/><text:tab/>“Path Semantical Qubit”</text:p>
      <text:p text:style-name="P8"><text:tab/>Sven Nilsen, 2022</text:p>
      <text:p text:style-name="P8"><text:tab/><text:a xlink:type="simple" xlink:href="https://github.com/advancedresearch/path_semantics/blob/master/papers-wip2/path-semantical-qubit.pdf" text:style-name="Internet_20_link" text:visited-style-name="Visited_20_Internet_20_Link"><text:span text:style-name="T3">https://github.com/advancedresearch/path_semantics/blob/master/papers-wip2/path-semantical-qubit.pdf</text:span></text:a></text:p>
      <text:p text:style-name="P8"/>
      <text:p text:style-name="P8"><text:reference-mark-start text:name="path semantical quality"/>[2]<text:reference-mark-end text:name="path semantical quality"/><text:tab/>“Path Semantical Quality”</text:p>
      <text:p text:style-name="P8"><text:tab/>Sven Nilsen, 2021</text:p>
      <text:p text:style-name="P8"><text:tab/><text:a xlink:type="simple" xlink:href="https://github.com/advancedresearch/path_semantics/blob/master/papers-wip2/path-semantical-quality.pdf" text:style-name="Internet_20_link" text:visited-style-name="Visited_20_Internet_20_Link"><text:span text:style-name="T3">https://github.com/advancedresearch/path_semantics/blob/master/papers-wip2/path-semantical-quality.pdf</text:span></text:a></text:p>
      <text:p text:style-name="P8"/>
      <text:p text:style-name="P8"><text:reference-mark-start text:name="path semantical aquality"/>[3]<text:reference-mark-end text:name="path semantical aquality"/><text:tab/>“Path Semantical Aquality”</text:p>
      <text:p text:style-name="P8"><text:tab/>Sven Nilsen, 2022</text:p>
      <text:p text:style-name="P8"><text:tab/><text:a xlink:type="simple" xlink:href="https://github.com/advancedresearch/path_semantics/blob/master/papers-wip2/path-semantical-aquality.pdf" text:style-name="Internet_20_link" text:visited-style-name="Visited_20_Internet_20_Link"><text:span text:style-name="T3">https://github.com/advancedresearch/path_semantics/blob/master/papers-wip2/path-semantical-aquality.pdf</text:span></text:a></text:p>
      <text:p text:style-name="P8"/>
      <text:p text:style-name="P13"><text:reference-mark-start text:name="joker calculus"/>[4]<text:reference-mark-end text:name="joker calculus"/><text:tab/>“Joker Calculus”</text:p>
      <text:p text:style-name="P13"><text:tab/>Daniel Fischer, William Alexander Morris, Sven Nilsen, 2021-2022</text:p>
      <text:p text:style-name="P13"><text:tab/><text:a xlink:type="simple" xlink:href="https://github.com/advancedresearch/path_semantics/blob/master/papers-wip2/joker-calculus.pdf" text:style-name="Internet_20_link" text:visited-style-name="Visited_20_Internet_20_Link"><text:span text:style-name="T3">https://github.com/advancedresearch/path_semantics/blob/master/papers-wip2/joker-calculus.pdf</text:span></text:a></text:p>
      <text:p text:style-name="P13"/>
      <text:p text:style-name="P15"><text:reference-mark-start text:name="seshatism"/>[5]<text:reference-mark-end text:name="seshatism"/><text:tab/>“Seshatism”</text:p>
      <text:p text:style-name="P15"><text:tab/>Sven Nilsen, 2021-2022</text:p>
      <text:p text:style-name="P15"><text:tab/><text:a xlink:type="simple" xlink:href="https://github.com/advancedresearch/path_semantics/blob/master/papers-wip2/seshatism.pdf" text:style-name="Internet_20_link" text:visited-style-name="Visited_20_Internet_20_Link"><text:span text:style-name="T3">https://github.com/advancedresearch/path_semantics/blob/master/papers-wip2/seshatism.pdf</text:span></text:a></text:p>
      <text:p text:style-name="P15"/>
      <text:p text:style-name="P15"><text:reference-mark-start text:name="platonism"/>[6]<text:reference-mark-end text:name="platonism"/><text:tab/>“Platonism in Metaphysics”</text:p>
      <text:p text:style-name="P15"><text:tab/>Stanford Encyclopedia of Philosophy</text:p>
      <text:p text:style-name="P15"><text:tab/><text:a xlink:type="simple" xlink:href="https://plato.stanford.edu/entries/platonism/" text:style-name="Internet_20_link" text:visited-style-name="Visited_20_Internet_20_Link"><text:span text:style-name="T3">https://plato.stanford.edu/entries/platonism/</text:span></text:a></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14T10:41:59.426650251</meta:creation-date>
    <dc:date>2022-06-14T12:10:05.322921077</dc:date>
    <meta:editing-duration>PT2M3S</meta:editing-duration>
    <meta:editing-cycles>1</meta:editing-cycles>
    <meta:document-statistic meta:table-count="0" meta:image-count="0" meta:object-count="0" meta:page-count="2" meta:paragraph-count="37" meta:word-count="414" meta:character-count="3119" meta:non-whitespace-character-count="2722"/>
    <meta:generator>LibreOffice/7.2.2.2$MacOSX_X86_64 LibreOffice_project/02b2acce88a210515b4a5bb2e46cbfb63fe97d56</meta:generator>
  </office:meta>
</office:document-meta>
</file>